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able_20_Contents">
      <style:text-properties fo:language="fr" fo:country="FR" officeooo:paragraph-rsid="0017a04d"/>
    </style:style>
    <style:style style:name="P2" style:family="paragraph" style:parent-style-name="Table_20_Contents">
      <style:text-properties fo:language="fr" fo:country="FR" officeooo:rsid="0017a04d" officeooo:paragraph-rsid="00385911"/>
    </style:style>
    <style:style style:name="P3" style:family="paragraph" style:parent-style-name="Table_20_Contents">
      <style:text-properties fo:language="fr" fo:country="FR" officeooo:rsid="001a7d61" officeooo:paragraph-rsid="0024df26"/>
    </style:style>
    <style:style style:name="P4" style:family="paragraph" style:parent-style-name="Table_20_Contents">
      <style:text-properties fo:language="fr" fo:country="FR" officeooo:rsid="001a7d61" officeooo:paragraph-rsid="002f7316"/>
    </style:style>
    <style:style style:name="P5" style:family="paragraph" style:parent-style-name="Table_20_Contents">
      <style:text-properties fo:language="fr" fo:country="FR" officeooo:rsid="001aad8c" officeooo:paragraph-rsid="0024304d"/>
    </style:style>
    <style:style style:name="P6" style:family="paragraph" style:parent-style-name="Table_20_Contents">
      <style:text-properties fo:language="fr" fo:country="FR" officeooo:rsid="00237b52" officeooo:paragraph-rsid="00237b52"/>
    </style:style>
    <style:style style:name="P7" style:family="paragraph" style:parent-style-name="Table_20_Contents">
      <style:text-properties fo:language="fr" fo:country="FR" officeooo:paragraph-rsid="0024304d"/>
    </style:style>
    <style:style style:name="P8" style:family="paragraph" style:parent-style-name="Table_20_Contents">
      <style:text-properties fo:language="fr" fo:country="FR" fo:font-weight="normal" officeooo:paragraph-rsid="0017a04d" style:font-weight-asian="normal" style:font-weight-complex="normal"/>
    </style:style>
    <style:style style:name="P9" style:family="paragraph" style:parent-style-name="Table_20_Contents">
      <style:text-properties officeooo:paragraph-rsid="00258b99"/>
    </style:style>
    <style:style style:name="P10" style:family="paragraph" style:parent-style-name="Table_20_Contents">
      <style:text-properties officeooo:paragraph-rsid="002d7e87"/>
    </style:style>
    <style:style style:name="T1" style:family="text">
      <style:text-properties officeooo:rsid="0017a04d"/>
    </style:style>
    <style:style style:name="T2" style:family="text">
      <style:text-properties fo:font-weight="bold"/>
    </style:style>
    <style:style style:name="T3" style:family="text">
      <style:text-properties fo:language="fr" fo:country="FR"/>
    </style:style>
    <style:style style:name="T4" style:family="text">
      <style:text-properties fo:language="fr" fo:country="FR" officeooo:rsid="0017a04d"/>
    </style:style>
    <style:style style:name="T5" style:family="text">
      <style:text-properties fo:language="fr" fo:country="FR" officeooo:rsid="00236a77"/>
    </style:style>
    <style:style style:name="T6" style:family="text">
      <style:text-properties fo:language="fr" fo:country="FR" officeooo:rsid="001a7d61"/>
    </style:style>
    <style:style style:name="T7" style:family="text">
      <style:text-properties fo:language="fr" fo:country="FR" officeooo:rsid="0024304d"/>
    </style:style>
    <style:style style:name="T8" style:family="text">
      <style:text-properties fo:language="fr" fo:country="FR" officeooo:rsid="00258b99"/>
    </style:style>
    <style:style style:name="T9" style:family="text">
      <style:text-properties fo:language="fr" fo:country="FR" officeooo:rsid="001aad8c"/>
    </style:style>
    <style:style style:name="T10" style:family="text">
      <style:text-properties fo:language="fr" fo:country="FR" officeooo:rsid="0027065b"/>
    </style:style>
    <style:style style:name="T11" style:family="text">
      <style:text-properties fo:language="fr" fo:country="FR" fo:font-weight="normal" officeooo:rsid="0027065b" style:font-weight-asian="normal" style:font-weight-complex="normal"/>
    </style:style>
    <style:style style:name="T12" style:family="text">
      <style:text-properties fo:language="fr" fo:country="FR" fo:font-weight="normal" officeooo:rsid="001aad8c" style:font-weight-asian="normal" style:font-weight-complex="normal"/>
    </style:style>
    <style:style style:name="T13" style:family="text">
      <style:text-properties fo:language="fr" fo:country="FR" fo:font-weight="normal" officeooo:rsid="0028a24c" style:font-weight-asian="normal" style:font-weight-complex="normal"/>
    </style:style>
    <style:style style:name="T14" style:family="text">
      <style:text-properties fo:language="fr" fo:country="FR" officeooo:rsid="0027fd9a"/>
    </style:style>
    <style:style style:name="T15" style:family="text">
      <style:text-properties fo:language="fr" fo:country="FR" officeooo:rsid="0028a24c"/>
    </style:style>
    <style:style style:name="T16" style:family="text">
      <style:text-properties fo:language="fr" fo:country="FR" officeooo:rsid="002ca8b1"/>
    </style:style>
    <style:style style:name="T17" style:family="text">
      <style:text-properties fo:language="fr" fo:country="FR" officeooo:rsid="002d7e87"/>
    </style:style>
    <style:style style:name="T18" style:family="text">
      <style:text-properties fo:language="fr" fo:country="FR" officeooo:rsid="0031fbe1"/>
    </style:style>
    <style:style style:name="T19" style:family="text">
      <style:text-properties officeooo:rsid="0020323b"/>
    </style:style>
    <style:style style:name="T20" style:family="text">
      <style:text-properties officeooo:rsid="00227dcb"/>
    </style:style>
    <style:style style:name="T21" style:family="text">
      <style:text-properties officeooo:rsid="00236a77"/>
    </style:style>
    <style:style style:name="T22" style:family="text">
      <style:text-properties officeooo:rsid="002534c0"/>
    </style:style>
    <style:style style:name="T23" style:family="text">
      <style:text-properties officeooo:rsid="00258b99"/>
    </style:style>
    <style:style style:name="T24" style:family="text">
      <style:text-properties officeooo:rsid="0028a24c"/>
    </style:style>
    <style:style style:name="T25" style:family="text">
      <style:text-properties officeooo:rsid="002ba875"/>
    </style:style>
    <style:style style:name="T26" style:family="text">
      <style:text-properties officeooo:rsid="002ddf6b"/>
    </style:style>
    <style:style style:name="T27" style:family="text">
      <style:text-properties officeooo:rsid="002f5a53"/>
    </style:style>
    <style:style style:name="T28" style:family="text">
      <style:text-properties officeooo:rsid="00309d2d"/>
    </style:style>
    <style:style style:name="T29" style:family="text">
      <style:text-properties officeooo:rsid="0031cc40"/>
    </style:style>
    <style:style style:name="T30" style:family="text">
      <style:text-properties officeooo:rsid="00346d03"/>
    </style:style>
    <style:style style:name="T31" style:family="text">
      <style:text-properties officeooo:rsid="003663c2"/>
    </style:style>
    <style:style style:name="T32" style:family="text">
      <style:text-properties officeooo:rsid="003717d9"/>
    </style:style>
    <style:style style:name="T33" style:family="text">
      <style:text-properties officeooo:rsid="00385911"/>
    </style:style>
    <style:style style:name="T34" style:family="text">
      <style:text-properties officeooo:rsid="00390a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text:span>omme tu l’as vu dans le titre, <text:span text:style-name="T1">cet article</text:span> va s’attaquer <text:span text:style-name="T19">au célébrissime GRAMMALECTE et plus généralement aux correcteurs grammaticaux et orthographiques.</text:span> Parce que oui, mécréant massacreur de la langue française dans tes mails et travaux, les logiciels libres – par l’intermédiaire des geeks du Linux – viennent à ton secours, et <text:span text:style-name="T1">ce</text:span> de manière gratuite <text:s/>!</text:p>
      <text:p text:style-name="P1"/>
      <text:p text:style-name="P7"><text:span text:style-name="T1">T</text:span>u pens<text:span text:style-name="T22">ais</text:span> que le<text:span text:style-name="T25">s</text:span> logiciels libres, c’est-à-dire le projet du Louvain-li-N<text:span text:style-name="T30">u</text:span>x, c’est que pour les geeks – sous-entendez les sinfs ou ingé civils ? Et bien tu as perdu !! (Moi aussi d’ailleurs, mais on ne va pas tout mélanger !)</text:p>
      <text:p text:style-name="P7"/>
      <text:p text:style-name="P1">Tout d'abord, un peu de vocabulaire. Correcteur (ou correcticiel en canadien) comprend généralement plusieurs “types de correcteurs” en même temps. Le<text:span text:style-name="T23">s</text:span> plus connu<text:span text:style-name="T23">s</text:span> étant les correcteurs orthographiques et grammaticaux. <text:span text:style-name="T23">M</text:span>ais il existe aussi des correcteurs stylistiques (qui corrige<text:span text:style-name="T20">nt</text:span> ton style d'écriture, les répétitions….), et bien d'autres.</text:p>
      <text:p text:style-name="P1"/>
      <text:p text:style-name="P1">Tu utilises sans doute le correcteur orthographique et grammatical de base intégré dans Microsoft Word (ou Libre Office si t’es un type bien), et c’est le minimum. Il te sauve de quelques coquilles – et encore. <text:span text:style-name="T23">M</text:span>ais il est loin de tout corriger ! Bien qu’il existe des correcteurs bien meilleurs (on te les donnera plus bas), de manière générale, aucun correcteur n’est infaillible. Autrement dit, ce super petit programme ne connaîtra jamais toutes les subtilités de la langue française et tu devras donc toujours vérifier après lui s'il ne laisse pas de fautes voire même s'il n'en a pas créées de nouvelles.</text:p>
      <text:p text:style-name="P1"/>
      <text:p text:style-name="P1">Le correcteur le plus connu et le plus complet du moment est “Antidote”, parfois aussi appelé “Druide” et développé par les Canadiens (forcément). Ne te rue pas sur ton ordi pour autant. <text:span text:style-name="T21">L</text:span>a licence est à plus de <text:span text:style-name="T1">100</text:span>€, bref impayable pour les étudiants. Heureusement, il existe de nombreux autres logiciels qui peuvent t’aider, sans aucun coût! </text:p>
      <text:p text:style-name="P1"/>
      <text:p text:style-name="P9"><text:span text:style-name="T3">Certains correcteurs libres nécessitent de copier-coller ton texte sur </text:span><text:span text:style-name="T16">un </text:span><text:span text:style-name="T3">site </text:span><text:span text:style-name="T16">internet</text:span><text:span text:style-name="T3"> (et donc de perdre ta mise en page). </text:span><text:span text:style-name="T5">C’est par exemple le cas de</text:span><text:span text:style-name="T3"> </text:span><text:a xlink:type="simple" xlink:href="http://bonpatron.com/" text:style-name="Internet_20_link" text:visited-style-name="Visited_20_Internet_20_Link">http://bonpatron.com/</text:a><text:span text:style-name="T3"> </text:span><text:span text:style-name="T5">et</text:span><text:span text:style-name="T3"> </text:span><text:a xlink:type="simple" xlink:href="http://www.cordial-enligne.fr/" text:style-name="Internet_20_link" text:visited-style-name="Visited_20_Internet_20_Link">http://www.cordial-enligne.fr/</text:a><text:span text:style-name="T3">. Tandis que d’autres sont “intégrés au logiciel de traitement de texte” et corrigent </text:span><text:span text:style-name="T5">donc </text:span><text:span text:style-name="T3">directement ton document, notamment (mais pas le meilleur) </text:span><text:a xlink:type="simple" xlink:href="http://www.scribens.fr/" text:style-name="Internet_20_link" text:visited-style-name="Visited_20_Internet_20_Link">http://www.scribens.fr/</text:a><text:span text:style-name="T3">. </text:span><text:span text:style-name="T8">Bonne nouvelle, </text:span><text:span text:style-name="T9">Contrairement </text:span><text:span text:style-name="T17">à la plupart des </text:span><text:span text:style-name="T9">correcteurs grammaticaux, Grammalecte peut fonctionner en mode hors-ligne, </text:span><text:span text:style-name="T17">ce qui est (entre-autre) un net</text:span><text:span text:style-name="T10"> plus pour ta vie privée (dont Facebook semb</text:span><text:span text:style-name="T14">l</text:span><text:span text:style-name="T10">e fort frian</text:span><text:span text:style-name="T18">d</text:span><text:span text:style-name="T10"> ces derniers temps) car</text:span><text:span text:style-name="T11"> a</text:span><text:span text:style-name="T12">ucune donnée n’est </text:span><text:span text:style-name="T11">donc</text:span><text:span text:style-name="T12"> envoyée </text:span><text:span text:style-name="T13">sur un serveur </text:span><text:span text:style-name="T12">en ligne.</text:span></text:p>
      <text:p text:style-name="P8"/>
      <text:p text:style-name="P10"><text:span text:style-name="T3">Comme on aime garder le meilleur pour la fin, on va, a présent, parler de Grammalecte </text:span><text:span text:style-name="T4">(</text:span><text:a xlink:type="simple" xlink:href="http://www.dicollecte.org/" text:style-name="Internet_20_link" text:visited-style-name="Visited_20_Internet_20_Link"><text:span text:style-name="T3">www.dicollecte.org/</text:span></text:a><text:span text:style-name="T4">)</text:span><text:span text:style-name="T3">. Ce logiciel est considéré comme le meilleur correcteur et sait </text:span><text:span text:style-name="T5">aisément </text:span><text:span text:style-name="T3">s’intégrer à </text:span><text:span text:style-name="T17">énormément d’applications </text:span><text:span text:style-name="T5">via des plugins spécialement conçus à cette fin. Entre-autre sur</text:span><text:span text:style-name="T3"> </text:span><text:span text:style-name="T5">Firefox</text:span><text:span text:style-name="T3">, </text:span><text:span text:style-name="T5">(pour les navigateurs web), </text:span><text:span text:style-name="T15">OpenOffice et </text:span><text:span text:style-name="T5">LibreOffice (pour les outils de bureautique) et Thunderbird (pour les gestionnaires de mails) ! <text:s/></text:span><text:span text:style-name="T7">E</text:span><text:span text:style-name="T6">t bonne nouvelle </text:span><text:span text:style-name="T15">pour toi</text:span><text:span text:style-name="T6">. </text:span><text:span text:style-name="T14">T</text:span><text:span text:style-name="T6">ou</text:span><text:span text:style-name="T17">s ces logiciels</text:span><text:span text:style-name="T6"> sont libres et complètement gratuits, comme tu as ou aura très prochainement l’occasion de le découvrir dans un article </text:span><text:span text:style-name="T17">consacré au</text:span><text:span text:style-name="T6"> libre. </text:span><text:span text:style-name="T14">Dans tous les cas, saches qu’il existe également une extension Grammalecte pour plein d’autres applications comme Microsoft Office, Chrome,... </text:span></text:p>
      <text:p text:style-name="P5"><text:span text:style-name="T2"/></text:p>
      <text:p text:style-name="P3">Grammalecte dispose <text:span text:style-name="T26">également</text:span> d’un conjugueur intégré, <text:span text:style-name="T24">contenant plus de 8000 verbes ainsi qu’un lexicographe</text:span>. <text:span text:style-name="T24">Donc p</text:span>lus besoin d’aller sur le Net ou <text:span text:style-name="T26">de</text:span> chercher dans son dictionnaire comment se conjuguent les verbes <text:span text:style-name="T24">ou s’écrivent certains mots</text:span>. <text:span text:style-name="T24">Il permet également de corriger les erreurs grammaticales, incohérences,...</text:span></text:p>
      <text:p text:style-name="P3"/>
      <text:p text:style-name="P1">Pas si vite ! Grammalecte ne fait pas que correcteur aurtaugrafik (rien que ce mot justifie l’utilité d’un correcteur) ! Grammalecte fait également correcteur de style, de conjugaison et <text:span text:style-name="T31">a</text:span> un très bon Bescherelle intégré. Si tu n’es pas sûr si c’est ca, sa ou ça, demande-le <text:span text:style-name="T28">donc</text:span> à Grammalecte et tu auras ta réponse dans la seconde. ;-<text:span text:style-name="T32">) </text:span></text:p>
      <text:p text:style-name="P4"><text:soft-page-break/>Enfin, <text:span text:style-name="T26">c</text:span>e correcteur possède un outil de correction <text:span text:style-name="T29">de style permettant de traiter automatiquement les fautes de style et erreurs typographiques</text:span></text:p>
      <text:p text:style-name="P4"/>
      <text:p text:style-name="P1">Voili voil<text:span text:style-name="T34">ou</text:span>, on espère que <text:span text:style-name="T33">cet article te permettra d’améliorer significativement la qualité de tes mails et autres productions écrites en tout genre</text:span> à l’avenir ! ;-)</text:p>
      <text:p text:style-name="P1"/>
      <text:p text:style-name="P1"/>
      <text:p text:style-name="P1">Kissous libres et gratuits!</text:p>
      <text:p text:style-name="P6"><text:span text:style-name="T27">L</text:span>e Louvain-li-Nyx</text:p>
      <text:p text:style-name="P6"/>
      <text:p text:style-name="P6"/>
      <text:p text:style-name="P2">Remarque : Comme précisé plus haut, un correcteur informatique n’est jamais aussi efficace qu’un correcteur humain. Pour tous les cas importants, passer un correcteur ne suffit pas, <text:span text:style-name="T27">n’hésites donc pas à le faire</text:span> également relire par une personne maîtrisant bien les subtilités orthographiques du frança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22:32:08.325227735</meta:creation-date>
    <dc:date>2018-04-22T19:14:51.303709320</dc:date>
    <meta:editing-duration>PT1H41M18S</meta:editing-duration>
    <meta:editing-cycles>40</meta:editing-cycles>
    <meta:generator>LibreOffice/5.4.6.2$Linux_X86_64 LibreOffice_project/40m0$Build-2</meta:generator>
    <meta:document-statistic meta:table-count="0" meta:image-count="0" meta:object-count="0" meta:page-count="2" meta:paragraph-count="14" meta:word-count="713" meta:character-count="4639" meta:non-whitespace-character-count="3931"/>
  </office:meta>
</office:document-meta>
</file>